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fo:font-weight="bold" officeooo:rsid="00111671" officeooo:paragraph-rsid="00114ba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671" officeooo:paragraph-rsid="00114ba3" style:font-weight-asian="bold" style:font-weight-complex="bold"/>
    </style:style>
    <style:style style:name="P3" style:family="paragraph" style:parent-style-name="Standard">
      <style:text-properties style:font-name="Arial" fo:font-weight="bold" officeooo:rsid="00141aa1" officeooo:paragraph-rsid="00114ba3" style:font-weight-asian="bold" style:font-weight-complex="bold"/>
    </style:style>
    <style:style style:name="P4" style:family="paragraph" style:parent-style-name="Standard">
      <style:text-properties style:font-name="Arial" fo:font-weight="bold" officeooo:rsid="00114ba3" officeooo:paragraph-rsid="00114ba3" style:font-weight-asian="bold" style:font-weight-complex="bold"/>
    </style:style>
    <style:style style:name="P5" style:family="paragraph" style:parent-style-name="Standard">
      <style:text-properties style:font-name="Arial" fo:font-weight="bold" officeooo:rsid="002fb486" officeooo:paragraph-rsid="002fb486" style:font-weight-asian="bold" style:font-weight-complex="bold"/>
    </style:style>
    <style:style style:name="P6" style:family="paragraph" style:parent-style-name="Standard">
      <style:text-properties style:font-name="Arial" fo:font-weight="bold" officeooo:rsid="003bd7ab" officeooo:paragraph-rsid="003bd7ab" style:font-weight-asian="bold" style:font-weight-complex="bold"/>
    </style:style>
    <style:style style:name="P7" style:family="paragraph" style:parent-style-name="Standard">
      <style:text-properties style:font-name="Arial" fo:font-weight="bold" officeooo:rsid="00333d35" officeooo:paragraph-rsid="00333d35" style:font-weight-asian="bold" style:font-weight-complex="bold"/>
    </style:style>
    <style:style style:name="P8" style:family="paragraph" style:parent-style-name="Standard">
      <style:paragraph-properties fo:break-before="page"/>
      <style:text-properties style:font-name="Arial" fo:font-weight="bold" officeooo:rsid="003460df" officeooo:paragraph-rsid="003460df" style:font-weight-asian="bold" style:font-weight-complex="bold"/>
    </style:style>
    <style:style style:name="P9" style:family="paragraph" style:parent-style-name="Standard">
      <style:text-properties style:font-name="Arial" officeooo:rsid="00111671" officeooo:paragraph-rsid="00114ba3"/>
    </style:style>
    <style:style style:name="P10" style:family="paragraph" style:parent-style-name="Standard">
      <style:text-properties style:font-name="Arial" officeooo:rsid="00141aa1" officeooo:paragraph-rsid="00114ba3"/>
    </style:style>
    <style:style style:name="P11" style:family="paragraph" style:parent-style-name="Standard">
      <style:text-properties style:font-name="Arial" officeooo:rsid="00114ba3" officeooo:paragraph-rsid="00114ba3"/>
    </style:style>
    <style:style style:name="P12" style:family="paragraph" style:parent-style-name="Standard">
      <style:text-properties style:font-name="Arial" fo:font-weight="normal" officeooo:rsid="00200e35" officeooo:paragraph-rsid="003460df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460df" officeooo:paragraph-rsid="003460df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35f4ce" officeooo:paragraph-rsid="003c3de5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2fb486" officeooo:paragraph-rsid="002fb486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30df3e" officeooo:paragraph-rsid="0030df3e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31c1da" officeooo:paragraph-rsid="0031c1da" style:font-weight-asian="normal" style:font-weight-complex="normal"/>
    </style:style>
    <style:style style:name="P18" style:family="paragraph" style:parent-style-name="Standard">
      <style:text-properties style:font-name="Arial" fo:font-weight="normal" officeooo:rsid="0031c1da" officeooo:paragraph-rsid="0030df3e" style:font-weight-asian="normal" style:font-weight-complex="normal"/>
    </style:style>
    <style:style style:name="P19" style:family="paragraph" style:parent-style-name="Standard">
      <style:text-properties style:font-name="Arial" fo:font-weight="normal" officeooo:rsid="00333d35" officeooo:paragraph-rsid="00333d35" style:font-weight-asian="normal" style:font-weight-complex="normal"/>
    </style:style>
    <style:style style:name="P20" style:family="paragraph" style:parent-style-name="Standard">
      <style:text-properties style:font-name="Arial" fo:font-weight="normal" officeooo:rsid="00391e7a" officeooo:paragraph-rsid="00391e7a" style:font-weight-asian="normal" style:font-weight-complex="normal"/>
    </style:style>
    <style:style style:name="P21" style:family="paragraph" style:parent-style-name="Standard">
      <style:text-properties style:font-name="Arial" fo:font-weight="normal" officeooo:rsid="003b0888" officeooo:paragraph-rsid="003b0888" style:font-weight-asian="normal" style:font-weight-complex="normal"/>
    </style:style>
    <style:style style:name="P22" style:family="paragraph" style:parent-style-name="Standard">
      <style:text-properties style:font-name="Arial" fo:font-weight="normal" officeooo:rsid="003bd7ab" officeooo:paragraph-rsid="003bd7ab" style:font-weight-asian="normal" style:font-weight-complex="normal"/>
    </style:style>
    <style:style style:name="P23" style:family="paragraph" style:parent-style-name="Standard">
      <style:paragraph-properties fo:break-before="page"/>
      <style:text-properties style:font-name="Arial" fo:font-weight="normal" officeooo:rsid="003a8081" officeooo:paragraph-rsid="003a8081" style:font-weight-asian="normal" style:font-weight-complex="normal"/>
    </style:style>
    <style:style style:name="P24" style:family="paragraph" style:parent-style-name="Standard">
      <style:text-properties style:font-name="Arial" fo:font-weight="normal" officeooo:rsid="00379299" officeooo:paragraph-rsid="0031c1da" style:font-weight-asian="normal" style:font-weight-complex="normal"/>
    </style:style>
    <style:style style:name="P25" style:family="paragraph" style:parent-style-name="Standard">
      <style:text-properties style:font-name="Arial" fo:font-weight="normal" officeooo:rsid="003c86c6" officeooo:paragraph-rsid="003c86c6" style:font-weight-asian="normal" style:font-weight-complex="normal"/>
    </style:style>
    <style:style style:name="P26" style:family="paragraph" style:parent-style-name="Standard">
      <style:text-properties style:font-name="Arial" fo:font-weight="normal" officeooo:rsid="003c3de5" officeooo:paragraph-rsid="003c3de5" style:font-weight-asian="normal" style:font-weight-complex="normal"/>
    </style:style>
    <style:style style:name="P27" style:family="paragraph" style:parent-style-name="Standard">
      <style:text-properties style:font-name="Arial" fo:font-weight="normal" officeooo:rsid="003d773c" officeooo:paragraph-rsid="003d773c" style:font-weight-asian="normal" style:font-weight-complex="normal"/>
    </style:style>
    <style:style style:name="P28" style:family="paragraph" style:parent-style-name="Standard">
      <style:text-properties style:font-name="Arial" fo:font-weight="normal" officeooo:rsid="003e14bb" officeooo:paragraph-rsid="003e14bb" style:font-weight-asian="normal" style:font-weight-complex="normal"/>
    </style:style>
    <style:style style:name="P29" style:family="paragraph" style:parent-style-name="Standard">
      <style:text-properties style:font-name="Arial" officeooo:rsid="002adb39" officeooo:paragraph-rsid="002adb39"/>
    </style:style>
    <style:style style:name="P30" style:family="paragraph" style:parent-style-name="Standard">
      <style:text-properties style:font-name="Arial" officeooo:rsid="002c2610" officeooo:paragraph-rsid="002c2610"/>
    </style:style>
    <style:style style:name="P31" style:family="paragraph" style:parent-style-name="Standard">
      <style:text-properties style:font-name="Arial" officeooo:rsid="002dd18e" officeooo:paragraph-rsid="002dd18e"/>
    </style:style>
    <style:style style:name="P32" style:family="paragraph" style:parent-style-name="Standard">
      <style:paragraph-properties fo:break-before="page"/>
      <style:text-properties style:font-name="Arial" fo:font-size="14pt" fo:font-weight="bold" officeooo:rsid="003b0888" officeooo:paragraph-rsid="003b088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Arial" fo:font-size="18pt" fo:font-weight="bold" officeooo:rsid="003c3de5" officeooo:paragraph-rsid="003c3de5" style:font-size-asian="18pt" style:font-weight-asian="bold" style:font-size-complex="18pt" style:font-weight-complex="bold"/>
    </style:style>
    <style:style style:name="P34" style:family="paragraph" style:parent-style-name="Standard">
      <style:text-properties officeooo:paragraph-rsid="002adb39"/>
    </style:style>
    <style:style style:name="P35" style:family="paragraph" style:parent-style-name="Standard">
      <style:text-properties officeooo:paragraph-rsid="002dd18e"/>
    </style:style>
    <style:style style:name="P36" style:family="paragraph" style:parent-style-name="Standard">
      <style:text-properties style:font-name="Ubuntu Mono" fo:font-size="11pt" fo:font-weight="normal" officeooo:rsid="00333d35" officeooo:paragraph-rsid="00333d35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break-before="page"/>
      <style:text-properties fo:font-size="14pt" officeooo:paragraph-rsid="002c2610" style:font-size-asian="14pt" style:font-size-complex="14pt"/>
    </style:style>
    <style:style style:name="P38" style:family="paragraph" style:parent-style-name="Standard">
      <style:text-properties style:font-name="Arial" officeooo:rsid="003f6419" officeooo:paragraph-rsid="003f6419"/>
    </style:style>
    <style:style style:name="P39" style:family="paragraph" style:parent-style-name="Standard">
      <style:text-properties style:font-name="Arial" officeooo:rsid="002dd18e" officeooo:paragraph-rsid="002dd18e"/>
    </style:style>
    <style:style style:name="P40" style:family="paragraph" style:parent-style-name="Standard">
      <style:text-properties style:font-name="Arial" officeooo:rsid="002adb39" officeooo:paragraph-rsid="002adb39"/>
    </style:style>
    <style:style style:name="P41" style:family="paragraph" style:parent-style-name="Standard">
      <style:text-properties style:font-name="Arial" fo:font-weight="normal" officeooo:rsid="0030df3e" officeooo:paragraph-rsid="002fb486" style:font-weight-asian="normal" style:font-weight-complex="normal"/>
    </style:style>
    <style:style style:name="P42" style:family="paragraph">
      <style:paragraph-properties fo:text-align="center" style:writing-mode="lr-tb"/>
    </style:style>
    <style:style style:name="P43" style:family="paragraph">
      <loext:graphic-properties draw:fill="solid" draw:fill-color="#ffffff"/>
      <style:paragraph-properties fo:text-align="center" style:writing-mode="lr-tb"/>
    </style:style>
    <style:style style:name="P44" style:family="paragraph">
      <style:paragraph-properties fo:text-align="center"/>
    </style:style>
    <style:style style:name="T1" style:family="text">
      <style:text-properties style:font-name="Arial" officeooo:rsid="00141aa1"/>
    </style:style>
    <style:style style:name="T2" style:family="text">
      <style:text-properties style:font-name="Arial" officeooo:rsid="00114ba3"/>
    </style:style>
    <style:style style:name="T3" style:family="text">
      <style:text-properties style:font-name="Arial" officeooo:rsid="002adb39"/>
    </style:style>
    <style:style style:name="T4" style:family="text">
      <style:text-properties style:font-name="Arial" officeooo:rsid="002dd18e"/>
    </style:style>
    <style:style style:name="T5" style:family="text">
      <style:text-properties style:font-name="Arial" officeooo:rsid="002fb486"/>
    </style:style>
    <style:style style:name="T6" style:family="text">
      <style:text-properties style:font-name="Arial" officeooo:rsid="003a8081"/>
    </style:style>
    <style:style style:name="T7" style:family="text">
      <style:text-properties style:font-name="Arial" fo:font-weight="bold" officeooo:rsid="002fb486" style:font-weight-asian="bold" style:font-weight-complex="bold"/>
    </style:style>
    <style:style style:name="T8" style:family="text">
      <style:text-properties style:font-name="Arial" fo:font-weight="bold" officeooo:rsid="003a8081" style:font-weight-asian="bold" style:font-weight-complex="bold"/>
    </style:style>
    <style:style style:name="T9" style:family="text">
      <style:text-properties officeooo:rsid="00114ba3"/>
    </style:style>
    <style:style style:name="T10" style:family="text">
      <style:text-properties officeooo:rsid="002adb39"/>
    </style:style>
    <style:style style:name="T11" style:family="text">
      <style:text-properties officeooo:rsid="002fb48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b0888" style:font-weight-asian="normal" style:font-weight-complex="normal"/>
    </style:style>
    <style:style style:name="T14" style:family="text">
      <style:text-properties officeooo:rsid="00360e23"/>
    </style:style>
    <style:style style:name="T15" style:family="text">
      <style:text-properties officeooo:rsid="00369e11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391e7a"/>
    </style:style>
    <style:style style:name="T18" style:family="text">
      <style:text-properties officeooo:rsid="003a8081"/>
    </style:style>
    <style:style style:name="T19" style:family="text">
      <style:text-properties officeooo:rsid="003b0888"/>
    </style:style>
    <style:style style:name="T20" style:family="text">
      <style:text-properties officeooo:rsid="003e14bb"/>
    </style:style>
    <style:style style:name="T21" style:family="text">
      <style:text-properties officeooo:rsid="003f6419"/>
    </style:style>
    <style:style style:name="T22" style:family="text">
      <style:text-properties officeooo:rsid="004049d2"/>
    </style:style>
    <style:style style:name="gr1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6146in" fo:min-width="1.1665in" style:writing-mode="lr-tb" loext:decorative="false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0693in" draw:textarea-horizontal-align="center" draw:textarea-vertical-align="middle" loext:decorative="false" style:run-through="foreground"/>
    </style:style>
    <style:style style:name="gr4" style:family="graphic">
      <style:graphic-properties svg:stroke-color="#000000" draw:marker-start="Circle" draw:marker-start-width="0.0693in" draw:marker-end="Arrow" draw:marker-end-width="0.0693in" draw:textarea-horizontal-align="center" draw:textarea-vertical-align="middle" loext:decorative="fals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4 <text:span text:style-name="T20">Fall</text:span> CPSC 223C</text:p>
      <text:p text:style-name="P2">Assignment <text:span text:style-name="T9">4</text:span> <text:s/><text:span text:style-name="T9">Binary Files</text:span></text:p>
      <text:p text:style-name="P9"/>
      <text:p text:style-name="P9"/>
      <text:p text:style-name="P9"/>
      <text:p text:style-name="P9"/>
      <text:p text:style-name="P3">Introduction</text:p>
      <text:p text:style-name="P10"/>
      <text:p text:style-name="P34"><text:span text:style-name="T1">This program is about </text:span><text:span text:style-name="T2">creating </text:span><text:span text:style-name="T3">a binary file, and then, reading data from that fi</text:span><text:span text:style-name="T6">l</text:span><text:span text:style-name="T3">e.</text:span></text:p>
      <text:p text:style-name="P11"/>
      <text:p text:style-name="P11">This assignment must be built in <text:span text:style-name="T10">two</text:span> parts. <text:s/><text:span text:style-name="T10">In the first part you make a program that reads an ordinary text file and writes the data to a binary file of structs.</text:span></text:p>
      <text:p text:style-name="P11"/>
      <text:p text:style-name="P29">In the second part you create a program that will open the binary file for input, and then read structs of data one by one from the binary file and write that information to stdout.</text:p>
      <text:p text:style-name="P11"/>
      <text:p text:style-name="P29">There are two programs to be created and tested. <text:s/>In a sense the two programs are opposites of each other.</text:p>
      <text:p text:style-name="P29"/>
      <text:p text:style-name="P29"/>
      <text:p text:style-name="P29"/>
      <text:p text:style-name="P29"/>
      <text:p text:style-name="P29"/>
      <text:p text:style-name="P29"/>
      <text:p text:style-name="P29">Continue to the next page</text:p>
      <text:p text:style-name="P29"/>
      <text:p text:style-name="P29"/>
      <text:p text:style-name="P37"><text:span text:style-name="T7">Part 1: </text:span><text:span text:style-name="T8">A program that creates binary files</text:span></text:p>
      <text:p text:style-name="P30"/>
      <text:p text:style-name="P30">Let’s make our data centered on students on our campus.</text:p>
      <text:p text:style-name="P29"/>
      <text:p text:style-name="P30">For purposes of learning programming we will assume every student has the following information.</text:p>
      <text:p text:style-name="P30"/>
      <text:p text:style-name="P30">Name: <text:s text:c="2"/>The type is array of char. <text:s/>The data usually contains white spaces.</text:p>
      <text:p text:style-name="P29"/>
      <text:p text:style-name="P30">Cwid: <text:s text:c="3"/>This is an unsigned int type</text:p>
      <text:p text:style-name="P30"/>
      <text:p text:style-name="P30">Major: <text:s text:c="3"/>This is another array of char</text:p>
      <text:p text:style-name="P30"/>
      <text:p text:style-name="P30">Class standing: <text:s/>This has data type enum class {Freshman, Sophomore, Junior, Senior}</text:p>
      <text:p text:style-name="P29"/>
      <text:p text:style-name="P38">Phone: <text:s/>unsigned long int</text:p>
      <text:p text:style-name="P29"/>
      <text:p text:style-name="P38">Parking fee: <text:s/>float</text:p>
      <text:p text:style-name="P29"/>
      <text:p text:style-name="P30">Zip code: <text:s text:c="2"/>This is an unsigned int.</text:p>
      <text:p text:style-name="P29"/>
      <text:p text:style-name="P38"/>
      <text:p text:style-name="P38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>Make an “h” file with a name like “student.h”. <text:s/><text:span text:style-name="T15">It may be called a header file. <text:s/></text:span>Inside of the file place a struct that contains all data values about a single student.</text:p>
      <text:p text:style-name="P31"/>
      <text:p text:style-name="P31">The struct inside the file often has the same name as the file name, but that is not a requirement.</text:p>
      <text:p text:style-name="P31"/>
      <text:p text:style-name="P35"><text:span text:style-name="T4">In your bash file place a statement that will compile the h-file</text:span><text:span text:style-name="T5"> containing</text:span><text:span text:style-name="T4"> the </text:span><text:span text:style-name="T6">definition of <text:s/>the struct of student data.</text:span></text:p>
      <text:p text:style-name="P4"/>
      <text:p text:style-name="P4"/>
      <text:p text:style-name="P23">Use your favorite text editor to make a text file of student data. <text:s/>Use the newline character as the separator between data items. <text:s/><text:span text:style-name="T11">Thus your file’s data may look like this </text:span>when displayed on the monitor<text:span text:style-name="T11">.</text:span></text:p>
      <text:p text:style-name="P15"/>
      <text:p text:style-name="P15"/>
      <text:p text:style-name="P15">Freddy <text:s/>Johnson</text:p>
      <text:p text:style-name="P15">3578</text:p>
      <text:p text:style-name="P15">Geology</text:p>
      <text:p text:style-name="P15">Junior</text:p>
      <text:p text:style-name="P15">7147336587</text:p>
      <text:p text:style-name="P15">212.75</text:p>
      <text:p text:style-name="P15">92873</text:p>
      <text:p text:style-name="P15"/>
      <text:p text:style-name="P15"/>
      <text:p text:style-name="P15"/>
      <text:p text:style-name="P15">That shows the data for one student struct (also called record). <text:s/>That student <text:span text:style-name="T21">data </text:span>occupies 7 lines <text:span text:style-name="T21">of text in the input file.</text:span>. <text:s/>That means the newline character separates the data into 7 individual parts (fields).</text:p>
      <text:p text:style-name="P15"/>
      <text:p text:style-name="P5"><text:span text:style-name="T12">Make your text file contain a half-dozen or more student records without blank lines. <text:s text:c="2"/></text:span><text:span text:style-name="T13">The absence of </text:span><text:span text:style-name="T12">blank lines is important. <text:s text:c="2"/></text:span><text:span text:style-name="T13">We do not want any empty data fields in the text file.</text:span><text:span text:style-name="T12"> <text:s text:c="2"/>Empty records </text:span><text:span text:style-name="T13">and empty fields</text:span><text:span text:style-name="T12"> are a nuisance.</text:span></text:p>
      <text:p text:style-name="P41"/>
      <text:p text:style-name="P16"><text:span text:style-name="T19">Next m</text:span>ake a program that reads data about a student in the text file and writes that data into the binary file.</text:p>
      <text:p text:style-name="P16"/>
      <text:p text:style-name="P16">It will be necessary to open the text file for input and the binary file for output. <text:s/>Obviously a loop will be needed here.</text:p>
      <text:p text:style-name="P16"/>
      <text:p text:style-name="P16">Declaring these files, opening them, and creating a loop are all topics <text:span text:style-name="T21">suitable for </text:span>present<text:span text:style-name="T21">ing</text:span> in lectures.</text:p>
      <text:p text:style-name="P16"/>
      <text:p text:style-name="P21">Test this program and fix abnormalities until the program executes smoothly. <text:s/>At the end of the run the program will have created a binary file. <text:s/>Of course, at this point we do not have full assurance that the binary was created correctly. <text:s/>We will have that assurance after the second part of this assignment executes successfully.</text:p>
      <text:p text:style-name="P16"/>
      <text:p text:style-name="P21">Suggestion: <text:s/>Give to the binary file the same name as the input text file except the extension of the binary file is changed to .bin. <text:s text:c="2"/>That means if the input file is customers.txt, then the output file is customers.bin.</text:p>
      <text:p text:style-name="P16"/>
      <text:p text:style-name="P16"/>
      <text:p text:style-name="P32">Part 2: <text:s/>Make a program that will read the binary file of Part 1.</text:p>
      <text:p text:style-name="P16"/>
      <text:p text:style-name="P22">Make a new program. <text:s/>This program will open the binary file of part 1 in a read-mode. <text:s/>Make a loop that will loop through the binary file. <text:s/>In each pass through the binary file the loop read<text:span text:style-name="T21">s</text:span> one struc of data and outputs to the monitor the individual fields of the struct that was read. <text:s/>Here we have another one of those questions of how to properly set up the loop that will accomplish this task.</text:p>
      <text:p text:style-name="P16"/>
      <text:p text:style-name="P22">Run this program of part 2. <text:s/>When the program asks which file to read you enter the name of the binary <text:span text:style-name="T22">file</text:span> from part 1. <text:s/>The information displayed should agree with the data in the original text file.</text:p>
      <text:p text:style-name="P16"/>
      <text:p text:style-name="P16"/>
      <text:p text:style-name="P16"/>
      <text:p text:style-name="P16"/>
      <text:p text:style-name="P6">Conclusion</text:p>
      <text:p text:style-name="P22"/>
      <text:p text:style-name="P22"/>
      <text:p text:style-name="P22">For professional programmers it is not enough to have a function that produces correct output. <text:s/>The structure of the source code must be aesthetically pleasing. <text:s/>It must be organized by the rules of “structured programming”. <text:s/>The appearance counts. <text:s/>Correct functionality is important, but alone it is not enough. <text:s/>Make this assignment <text:span text:style-name="T22">qualify for your portfolio.</text:span></text:p>
      <text:p text:style-name="P16"/>
      <text:p text:style-name="P18"/>
      <text:p text:style-name="P17"/>
      <text:p text:style-name="P17"/>
      <text:p text:style-name="P26"><text:span text:style-name="T16">Due date</text:span>: <text:s/>Midnight between <text:span text:style-name="T20">November 3</text:span> and <text:span text:style-name="T20">4</text:span>.</text:p>
      <text:p text:style-name="P26"/>
      <text:p text:style-name="P28">Technically, midnight belongs to the next day. <text:s/>Therefore, this assignment is due on or before 12:00am of November 4.</text:p>
      <text:p text:style-name="P26"/>
      <text:p text:style-name="P25">Part 1 creates a binary data file</text:p>
      <text:p text:style-name="P25">Part 2 reads from a binary data file</text:p>
      <text:p text:style-name="P24"/>
      <text:p text:style-name="P25">Files to be submitted for Part 1:</text:p>
      <text:p text:style-name="P25"><text:tab/>Bash file</text:p>
      <text:p text:style-name="P25"><text:tab/>C source file</text:p>
      <text:p text:style-name="P25"><text:tab/>text data file</text:p>
      <text:p text:style-name="P25"><text:tab/>header file (extension .h)</text:p>
      <text:p text:style-name="P25"/>
      <text:p text:style-name="P25">Files to be submitted for Part 2 (considered to be a separate program from Part 1)</text:p>
      <text:p text:style-name="P25"><text:tab/>Bash file</text:p>
      <text:p text:style-name="P25"><text:tab/>C source file</text:p>
      <text:p text:style-name="P25"><text:tab/>binary data file created by Part 1</text:p>
      <text:p text:style-name="P25"><text:tab/>header file (a duplicate of the header file of Part 1)</text:p>
      <text:p text:style-name="P24"/>
      <text:p text:style-name="P24"/>
      <text:p text:style-name="P27"/>
      <text:p text:style-name="P14"/>
      <text:p text:style-name="P33">Appendix</text:p>
      <text:p text:style-name="P7"/>
      <text:p text:style-name="P7"/>
      <text:p text:style-name="P7"/>
      <text:p text:style-name="P7">Dialogue sample for the first program.</text:p>
      <text:p text:style-name="P19"/>
      <text:p text:style-name="P36">activeprofessor@Margaret:/2024spring223cassignment4-by-professor2.5$ ./r.sh</text:p>
      <text:p text:style-name="P36">Do a compiler check on student.h</text:p>
      <text:p text:style-name="P36">Compile academic.c</text:p>
      <text:p text:style-name="P36">Link object files</text:p>
      <text:p text:style-name="P36">Execute the program</text:p>
      <text:p text:style-name="P36">Welcome to Manage Academic Data</text:p>
      <text:p text:style-name="P36">Please enter <text:span text:style-name="T17">the </text:span>name of the text file: csuf5.txt</text:p>
      <text:p text:style-name="P36">You entered csuf5.txt</text:p>
      <text:p text:style-name="P36">The output file name is csuf5.bin</text:p>
      <text:p text:style-name="P36">name = Linda</text:p>
      <text:p text:style-name="P36">cwid = 4621</text:p>
      <text:p text:style-name="P36">major = Philosophy</text:p>
      <text:p text:style-name="P36">Class level = junior</text:p>
      <text:p text:style-name="P36">zip = 90079</text:p>
      <text:p text:style-name="P36">name = Fred</text:p>
      <text:p text:style-name="P36">cwid = 2497</text:p>
      <text:p text:style-name="P36">major = Music</text:p>
      <text:p text:style-name="P36">Class level = freshman</text:p>
      <text:p text:style-name="P36">zip = 92831</text:p>
      <text:p text:style-name="P36">name = Andrew</text:p>
      <text:p text:style-name="P36">cwid = 8107</text:p>
      <text:p text:style-name="P36">major = Biology</text:p>
      <text:p text:style-name="P36">Class level = sophomore</text:p>
      <text:p text:style-name="P36">zip = 92841</text:p>
      <text:p text:style-name="P36">The binary file was created.</text:p>
      <text:p text:style-name="P36">Bye</text:p>
      <text:p text:style-name="P36">activeprofessor@Margaret://2024spring223cassignment4-by-professor</text:p>
      <text:p text:style-name="P19"/>
      <text:p text:style-name="P19">=============================================</text:p>
      <text:p text:style-name="P19"/>
      <text:p text:style-name="P19">You<text:span text:style-name="T14">r</text:span> results will appear similar, but they will be different because you may use other data for storage in the files.</text:p>
      <text:p text:style-name="P8"><text:span text:style-name="T22">Data flow diagram among</text:span> input text file, <text:span text:style-name="T22">main function,and </text:span>output binary file, and header file.</text:p>
      <text:p text:style-name="P13"/>
      <text:p text:style-name="P13"/>
      <text:p text:style-name="P13"/>
      <text:p text:style-name="P13"><draw:g text:anchor-type="paragraph" draw:z-index="0" draw:name="Shape5_0" draw:style-name="gr1"><draw:custom-shape draw:name="Shape1_4" draw:style-name="gr2" draw:text-style-name="P43" svg:width="1.1669in" svg:height="0.615in" svg:x="2.661in" svg:y="0.0492in"><text:p text:style-name="P42">scholar.c</text:p><draw:enhanced-geometry svg:viewBox="0 0 21600 21600" draw:type="rectangle" draw:enhanced-path="M 0 0 L 21600 0 21600 21600 0 21600 0 0 Z N"/></draw:custom-shape><draw:custom-shape draw:name="Shape1_5" draw:style-name="gr2" draw:text-style-name="P43" svg:width="1.1669in" svg:height="0.615in" svg:x="1.0256in" svg:y="0.0803in"><text:p text:style-name="P42">csuf.txt</text:p><draw:enhanced-geometry svg:viewBox="0 0 21600 21600" draw:type="rectangle" draw:enhanced-path="M 0 0 L 21600 0 21600 21600 0 21600 0 0 Z N"/></draw:custom-shape><draw:custom-shape draw:name="Shape1_6" draw:style-name="gr2" draw:text-style-name="P43" svg:width="1.1669in" svg:height="0.615in" svg:x="4.2965in" svg:y="0.0744in"><text:p text:style-name="P42">csuf.txt</text:p><draw:enhanced-geometry svg:viewBox="0 0 21600 21600" draw:type="rectangle" draw:enhanced-path="M 0 0 L 21600 0 21600 21600 0 21600 0 0 Z N"/></draw:custom-shape><draw:line draw:name="Shape3_2" draw:style-name="gr3" draw:text-style-name="P44" svg:x1="2.1917in" svg:y1="0.3909in" svg:x2="2.6606in" svg:y2="0.3909in"><text:p/></draw:line><draw:line draw:name="Shape3_6" draw:style-name="gr3" draw:text-style-name="P44" svg:x1="3.8272in" svg:y1="0.3799in" svg:x2="4.2961in" svg:y2="0.3799in"><text:p/></draw:line><draw:custom-shape draw:name="Shape1_7" draw:style-name="gr2" draw:text-style-name="P43" svg:width="1.1669in" svg:height="0.615in" svg:x="2.6819in" svg:y="1.0866in"><text:p text:style-name="P42">student.h</text:p><draw:enhanced-geometry svg:viewBox="0 0 21600 21600" draw:type="rectangle" draw:enhanced-path="M 0 0 L 21600 0 21600 21600 0 21600 0 0 Z N"/></draw:custom-shape><draw:line draw:name="Shape4_2" draw:style-name="gr4" draw:text-style-name="P44" svg:x1="3.2654in" svg:y1="1.087in" svg:x2="3.2551in" svg:y2="0.6642in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The file student.h is being used by main program scholar.c.</text:p>
      <text:p text:style-name="P13"/>
      <text:p text:style-name="P13"/>
      <text:p text:style-name="P13"/>
      <text:p text:style-name="P13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Ubuntu Mono" svg:font-family="'Ubuntu Mono'" style:font-pitch="fixed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6" meta:paragraph-count="88" meta:word-count="985" meta:character-count="5644" meta:non-whitespace-character-count="4687"/>
  </office:meta>
</office:document-meta>
</file>